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fo:language="en" fo:country="US" fo:font-weight="bold" officeooo:rsid="009d7a03" officeooo:paragraph-rsid="009d7a03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font-style-asian="normal" style:font-weight-asian="bold" style:font-name-complex="sans-serif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officeooo:paragraph-rsid="008d4afa" style:font-size-asian="18pt" style:font-style-asian="normal" style:font-weight-asian="normal" style:font-name-complex="Times New Roman" style:font-size-complex="18pt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87518e"/>
    </style:style>
    <style:style style:name="P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8d4afa"/>
    </style:style>
    <style:style style:name="P10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officeooo:paragraph-rsid="0087518e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P11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12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13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language="ru" fo:country="RU" officeooo:paragraph-rsid="0087518e"/>
    </style:style>
    <style:style style:name="P14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language="ru" fo:country="RU" officeooo:paragraph-rsid="0087518e"/>
    </style:style>
    <style:style style:name="P15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16" style:family="paragraph" style:parent-style-name="Standard">
      <style:paragraph-properties fo:margin-top="0.27cm" fo:margin-bottom="0cm" loext:contextual-spacing="false" fo:text-align="center" style:justify-single-word="false"/>
      <style:text-properties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27cm" fo:margin-bottom="0cm" loext:contextual-spacing="false" fo:text-align="start" style:justify-single-word="false"/>
      <style:text-properties fo:font-size="12pt" fo:language="en" fo:country="US" fo:font-weight="bold" officeooo:rsid="00aed361" officeooo:paragraph-rsid="00aed36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1pt" fo:language="en" fo:country="US" fo:font-weight="normal" officeooo:rsid="00aff858" officeooo:paragraph-rsid="00bdc4d6" style:font-size-asian="11pt" style:font-weight-asian="normal" style:font-size-complex="11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0" style:family="text">
      <style:text-properties fo:font-variant="normal" fo:text-transform="none" fo:color="#000000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3" style:family="text">
      <style:text-properties fo:font-variant="normal" fo:text-transform="none" fo:color="#000000" style:font-name="Times New Roman" fo:font-size="18pt" fo:letter-spacing="normal" fo:language="en" fo:country="US" fo:font-style="normal" fo:font-weight="normal" officeooo:rsid="00bc7b7f" style:font-size-asian="18pt" style:font-style-asian="normal" style:font-weight-asian="normal" style:font-name-complex="Times New Roman" style:font-size-complex="18pt"/>
    </style:style>
    <style:style style:name="T14" style:family="text">
      <style:text-properties fo:font-variant="normal" fo:text-transform="none" fo:color="#252525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15" style:family="text">
      <style:text-properties officeooo:rsid="00bc7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анкт-Петербургский национальный исследовательский университет </text:p>
      <text:p text:style-name="P8"><text:span text:style-name="T14">информационных технологий, механики и оптики</text:span><text:span text:style-name="T4"><text:line-break/></text:span><text:span text:style-name="T14">(Университет ИТМО)</text:span><text:span text:style-name="T4"> </text:span><text:bookmark text:name="report_R98097615122270904"/></text:p>
      <text:p text:style-name="P4">Факультет программной инженерии и компьютерной техники</text:p>
      <text:p text:style-name="P11">Кафедра вычислительной техники</text:p>
      <text:p text:style-name="P5"/>
      <text:p text:style-name="P7"> </text:p>
      <text:p text:style-name="P7"> </text:p>
      <text:p text:style-name="P7"> </text:p>
      <text:p text:style-name="P7"> </text:p>
      <text:p text:style-name="P7"> </text:p>
      <text:p text:style-name="P8"><text:span text:style-name="T10">Лабораторная работа №</text:span><text:span text:style-name="T11"> </text:span><text:span text:style-name="T13">4</text:span></text:p>
      <text:p text:style-name="P9"><text:span text:style-name="T10">по </text:span><text:span text:style-name="T12">дисциплине </text:span></text:p>
      <text:p text:style-name="P6">«Языки системного программирования»</text:p>
      <text:p text:style-name="P10">«<text:span text:style-name="T15">Связный список</text:span>»</text:p>
      <text:p text:style-name="P12"> </text:p>
      <text:p text:style-name="P12"> </text:p>
      <text:p text:style-name="P12"> </text:p>
      <text:p text:style-name="P12"> </text:p>
      <text:p text:style-name="P12"> </text:p>
      <text:p text:style-name="P14"><text:span text:style-name="T4">Выполнил<text:line-break/>студент </text:span><text:span text:style-name="T7">2</text:span><text:span text:style-name="T4"> курса,<text:line-break/>группы P3</text:span><text:span text:style-name="T7">2</text:span><text:span text:style-name="T4">00<text:line-break/>Cапожников Борис Константинович</text:span></text:p>
      <text:p text:style-name="P13"><text:span text:style-name="T5">Р</text:span><text:span text:style-name="T4">уководител</text:span><text:span text:style-name="T6">ь</text:span><text:span text:style-name="T4">:</text:span></text:p>
      <text:p text:style-name="P13"><text:span text:style-name="T8">кандидат технических наук</text:span> <text:span text:style-name="T4"><text:line-break/></text:span><text:span text:style-name="T8">Б</text:span><text:span text:style-name="T9">алакшин Павел Валерьевич</text:span></text:p>
      <text:p text:style-name="P15"/>
      <text:p text:style-name="P7"> </text:p>
      <text:p text:style-name="P7"> </text:p>
      <text:p text:style-name="P7"> </text:p>
      <text:p text:style-name="P7"> </text:p>
      <text:p text:style-name="P7"> </text:p>
      <text:p text:style-name="P1"><text:span text:style-name="T2">Санкт-Петербург — 201</text:span><text:span text:style-name="T3">6</text:span></text:p>
      <text:p text:style-name="P2"/>
      <text:p text:style-name="P16"><text:soft-page-break/>Текст исходной программы<text:span text:style-name="T1">:</text:span></text:p>
      <text:p text:style-name="P17"/>
      <text:p text:style-name="P18">#include &lt;stdio.h&gt;</text:p>
      <text:p text:style-name="P18">#include &lt;stdlib.h&gt;</text:p>
      <text:p text:style-name="P18">#include "lab4.h"</text:p>
      <text:p text:style-name="P18"/>
      <text:p text:style-name="P18"/>
      <text:p text:style-name="P18">typedef struct llist_t {</text:p>
      <text:p text:style-name="P18"><text:tab/>int value;</text:p>
      <text:p text:style-name="P18"><text:tab/>struct llist_t* next;</text:p>
      <text:p text:style-name="P18">} llist_t;</text:p>
      <text:p text:style-name="P18"/>
      <text:p text:style-name="P18">int main( int argc, char** argv ) {</text:p>
      <text:p text:style-name="P18"><text:tab/>int length;</text:p>
      <text:p text:style-name="P18"><text:tab/>int number;</text:p>
      <text:p text:style-name="P18"><text:tab/>int variant=16;</text:p>
      <text:p text:style-name="P18"><text:tab/>llist_t* llist=0;</text:p>
      <text:p text:style-name="P18"><text:tab/>while(scanf("%i", &amp;number)!=EOF)</text:p>
      <text:p text:style-name="P18"><text:tab/>{</text:p>
      <text:p text:style-name="P18"><text:tab/><text:tab/>llist = list_add_front(llist, number);</text:p>
      <text:p text:style-name="P18"><text:tab/>}</text:p>
      <text:p text:style-name="P18"><text:tab/>printf("Sum of llist: %i\n\n", list_sum(llist));</text:p>
      <text:p text:style-name="P18"><text:tab/></text:p>
      <text:p text:style-name="P18"><text:tab/>length=list_length(llist);</text:p>
      <text:p text:style-name="P18"><text:tab/>if(length&lt;variant)</text:p>
      <text:p text:style-name="P18"><text:tab/>{</text:p>
      <text:p text:style-name="P18"><text:tab/><text:tab/>printf("Index out of bound. Length: %i\n\n", length);</text:p>
      <text:p text:style-name="P18"><text:tab/>}</text:p>
      <text:p text:style-name="P18"><text:tab/>else</text:p>
      <text:p text:style-name="P18"><text:tab/>{</text:p>
      <text:p text:style-name="P18"><text:tab/><text:tab/>printf("Element #16: %i\n\n", list_get(llist, variant).value);</text:p>
      <text:p text:style-name="P18"><text:tab/>}</text:p>
      <text:p text:style-name="P18"><text:tab/></text:p>
      <text:p text:style-name="P18"><text:tab/>list_free(llist);</text:p>
      <text:p text:style-name="P18"><text:tab/>return 0;</text:p>
      <text:p text:style-name="P18">}</text:p>
      <text:p text:style-name="P18"/>
      <text:p text:style-name="P18">llist_t* list_create(int num)</text:p>
      <text:p text:style-name="P18">{ <text:s/></text:p>
      <text:p text:style-name="P18"><text:tab/>return list_add_front( 0, num);</text:p>
      <text:p text:style-name="P18">}</text:p>
      <text:p text:style-name="P18"/>
      <text:p text:style-name="P18">llist_t* list_add_front(llist_t* llist_ptr, int num)</text:p>
      <text:p text:style-name="P18">{</text:p>
      <text:p text:style-name="P18"><text:tab/>llist_t* node =(llist_t*) malloc(sizeof(llist_t)); </text:p>
      <text:p text:style-name="P18"><text:tab/>node-&gt;value=num;</text:p>
      <text:p text:style-name="P18"><text:tab/>node-&gt;next=llist_ptr;</text:p>
      <text:p text:style-name="P18"><text:tab/>return node;</text:p>
      <text:p text:style-name="P18">}</text:p>
      <text:p text:style-name="P18"/>
      <text:p text:style-name="P18">void list_add_back(llist_t* llist_ptr, int num)</text:p>
      <text:p text:style-name="P18">{</text:p>
      <text:p text:style-name="P18"><text:tab/>while(llist_ptr-&gt;next)</text:p>
      <text:p text:style-name="P18"><text:tab/>{</text:p>
      <text:p text:style-name="P18"><text:tab/><text:tab/>llist_ptr=llist_ptr-&gt;next;</text:p>
      <text:p text:style-name="P18"><text:tab/>}</text:p>
      <text:p text:style-name="P18"><text:tab/>llist_ptr-&gt;next=list_create(num); /* list_add_front( 0, num); */</text:p>
      <text:p text:style-name="P18">}</text:p>
      <text:p text:style-name="P18"><text:soft-page-break/></text:p>
      <text:p text:style-name="P18">llist_t list_get(llist_t* llist_ptr, int index)</text:p>
      <text:p text:style-name="P18">{</text:p>
      <text:p text:style-name="P18"><text:tab/>return list_node_at(llist_ptr, index)!=NULL ? *list_node_at(llist_ptr, index) : *llist_ptr;</text:p>
      <text:p text:style-name="P18">}</text:p>
      <text:p text:style-name="P18"/>
      <text:p text:style-name="P18">void list_free(llist_t* llist_ptr)</text:p>
      <text:p text:style-name="P18">{</text:p>
      <text:p text:style-name="P18"><text:tab/>llist_t* ptr;</text:p>
      <text:p text:style-name="P18"><text:tab/>do</text:p>
      <text:p text:style-name="P18"><text:tab/>{</text:p>
      <text:p text:style-name="P18"><text:tab/><text:tab/>ptr=llist_ptr-&gt;next;</text:p>
      <text:p text:style-name="P18"><text:tab/><text:tab/>free(llist_ptr);</text:p>
      <text:p text:style-name="P18"><text:tab/><text:tab/>llist_ptr=ptr;</text:p>
      <text:p text:style-name="P18"><text:tab/>}</text:p>
      <text:p text:style-name="P18"><text:tab/>while(llist_ptr-&gt;next);</text:p>
      <text:p text:style-name="P18">}</text:p>
      <text:p text:style-name="P18"/>
      <text:p text:style-name="P18">int list_length(llist_t* llist_ptr)</text:p>
      <text:p text:style-name="P18">{</text:p>
      <text:p text:style-name="P18"><text:tab/>int length=0;</text:p>
      <text:p text:style-name="P18"><text:tab/>while(llist_ptr)</text:p>
      <text:p text:style-name="P18"><text:tab/>{</text:p>
      <text:p text:style-name="P18"><text:tab/><text:tab/>llist_ptr=llist_ptr-&gt;next;</text:p>
      <text:p text:style-name="P18"><text:tab/><text:tab/>length++;</text:p>
      <text:p text:style-name="P18"><text:tab/>}</text:p>
      <text:p text:style-name="P18"><text:tab/>return length;</text:p>
      <text:p text:style-name="P18">}</text:p>
      <text:p text:style-name="P18"/>
      <text:p text:style-name="P18">llist_t* list_node_at(llist_t* llist_ptr, int index)</text:p>
      <text:p text:style-name="P18">{</text:p>
      <text:p text:style-name="P18"><text:tab/>int i;</text:p>
      <text:p text:style-name="P18"><text:tab/>for(i=1; i&lt;index &amp;&amp; llist_ptr-&gt;next; i++)</text:p>
      <text:p text:style-name="P18"><text:tab/>{</text:p>
      <text:p text:style-name="P18"><text:tab/><text:tab/>llist_ptr=llist_ptr-&gt;next;</text:p>
      <text:p text:style-name="P18"><text:tab/>}</text:p>
      <text:p text:style-name="P18"><text:tab/>if (i==index)</text:p>
      <text:p text:style-name="P18"><text:tab/>{</text:p>
      <text:p text:style-name="P18"><text:tab/><text:tab/>return llist_ptr;</text:p>
      <text:p text:style-name="P18"><text:tab/>}</text:p>
      <text:p text:style-name="P18"><text:tab/>else</text:p>
      <text:p text:style-name="P18"><text:tab/>{</text:p>
      <text:p text:style-name="P18"><text:tab/><text:tab/>return NULL;</text:p>
      <text:p text:style-name="P18"><text:tab/>}</text:p>
      <text:p text:style-name="P18">}</text:p>
      <text:p text:style-name="P18"/>
      <text:p text:style-name="P18">int list_sum(llist_t* llist_ptr)</text:p>
      <text:p text:style-name="P18">{</text:p>
      <text:p text:style-name="P18"><text:tab/>int sum=0;</text:p>
      <text:p text:style-name="P18"><text:tab/>while(llist_ptr)</text:p>
      <text:p text:style-name="P18"><text:tab/>{</text:p>
      <text:p text:style-name="P18"><text:tab/><text:tab/>sum+=llist_ptr-&gt;value;</text:p>
      <text:p text:style-name="P18"><text:tab/><text:tab/>llist_ptr=llist_ptr-&gt;next;</text:p>
      <text:p text:style-name="P18"><text:tab/>}</text:p>
      <text:p text:style-name="P18"><text:tab/>return sum;</text:p>
      <text:p text:style-name="P18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11-17T06:31:56.758000000</dc:date>
    <meta:editing-duration>P2DT1H22M6S</meta:editing-duration>
    <meta:editing-cycles>177</meta:editing-cycles>
    <meta:print-date>2016-09-15T09:18:50.634000000</meta:print-date>
    <meta:document-statistic meta:table-count="0" meta:image-count="0" meta:object-count="0" meta:page-count="3" meta:paragraph-count="129" meta:word-count="247" meta:character-count="2167" meta:non-whitespace-character-count="1924"/>
  </office:meta>
</office:document-meta>
</file>